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0.7075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2.4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size</text:p>
          </table:table-cell>
          <table:table-cell office:value-type="string">
            <text:p>speed</text:p>
          </table:table-cell>
          <table:table-cell office:value-type="string">
            <text:p>Avg. Time</text:p>
          </table:table-cell>
          <table:table-cell office:value-type="string">
            <text:p>Avg. Dist</text:p>
          </table:table-cell>
          <table:table-cell office:value-type="string">
            <text:p>size</text:p>
          </table:table-cell>
          <table:table-cell office:value-type="string">
            <text:p>speed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986128461">
            <text:p>13.698612846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6489947074">
            <text:p>13.6489947074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5589792063">
            <text:p>13.5589792063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4594772611">
            <text:p>13.459477261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.0831119991">
            <text:p>10.0831119991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2.8462459838">
            <text:p>12.8462459838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8.41318383995">
            <text:p>8.41318384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2415489703">
            <text:p>15.2415489703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4.4341426669">
            <text:p>14.4341426669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1.557770899">
            <text:p>11.557770899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formula="of:=AVERAGE([.A2:.A11])" office:value-type="float" office:value="180">
            <text:p>180</text:p>
          </table:table-cell>
          <table:table-cell table:formula="of:=AVERAGE([.B2:.B11])" office:value-type="float" office:value="12.694206837995">
            <text:p>12.694206838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3298267805">
            <text:p>13.3298267805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.01155376702">
            <text:p>7.011553767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7054377674">
            <text:p>17.7054377674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4486950378">
            <text:p>17.4486950378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7712178807">
            <text:p>17.7712178807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1.3303669273">
            <text:p>11.3303669273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1.4179009894">
            <text:p>11.4179009894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8.1066656275">
            <text:p>18.1066656275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2108279576">
            <text:p>17.2108279576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2568472874">
            <text:p>17.2568472874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table:formula="of:=AVERAGE([.A12:.A21])" office:value-type="float" office:value="180">
            <text:p>180</text:p>
          </table:table-cell>
          <table:table-cell table:formula="of:=AVERAGE([.B12:.B21])" office:value-type="float" office:value="14.858934002262">
            <text:p>14.8589340023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2520502646">
            <text:p>13.2520502646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0229697081">
            <text:p>17.022969708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.51639354012">
            <text:p>4.516393540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0157688594">
            <text:p>17.0157688594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.6393360153">
            <text:p>10.6393360153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.4980713817">
            <text:p>10.4980713817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.5397331765">
            <text:p>10.539733176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.9581108465">
            <text:p>10.958110846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.47781162832">
            <text:p>4.4778116283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.4464303705">
            <text:p>10.446430370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AVERAGE([.A22:.A31])" office:value-type="float" office:value="180">
            <text:p>180</text:p>
          </table:table-cell>
          <table:table-cell table:formula="of:=AVERAGE([.B22:.B31])" office:value-type="float" office:value="10.936667579104">
            <text:p>10.936667579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.25505380461">
            <text:p>5.255053804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39.7">
            <text:p>139.7</text:p>
          </table:table-cell>
          <table:table-cell office:value-type="float" office:value="0.983532429402">
            <text:p>0.9835324294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.26400572989">
            <text:p>5.264005729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.29455519763">
            <text:p>5.294555197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.23198309654">
            <text:p>5.2319830965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.22100524941">
            <text:p>5.2210052494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80.1">
            <text:p>180.1</text:p>
          </table:table-cell>
          <table:table-cell office:value-type="float" office:value="5.27971463583">
            <text:p>5.2797146358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.27090371975">
            <text:p>5.2709037198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.3139238477">
            <text:p>5.3139238477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.30768110258">
            <text:p>5.307681102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table:formula="of:=AVERAGE([.A32:.A41])" office:value-type="float" office:value="175.98">
            <text:p>175.98</text:p>
          </table:table-cell>
          <table:table-cell table:formula="of:=AVERAGE([.B32:.B41])" office:value-type="float" office:value="4.8422358813342">
            <text:p>4.842235881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0.9">
            <text:p>130.9</text:p>
          </table:table-cell>
          <table:table-cell office:value-type="float" office:value="0.989558121584">
            <text:p>0.9895581216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26.6">
            <text:p>126.6</text:p>
          </table:table-cell>
          <table:table-cell office:value-type="float" office:value="0.980847312254">
            <text:p>0.9808473123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26.2">
            <text:p>126.2</text:p>
          </table:table-cell>
          <table:table-cell office:value-type="float" office:value="0.993660028691">
            <text:p>0.9936600287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988092898502">
            <text:p>0.9880928985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26.7">
            <text:p>126.7</text:p>
          </table:table-cell>
          <table:table-cell office:value-type="float" office:value="0.984172024638">
            <text:p>0.9841720246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26.6">
            <text:p>126.6</text:p>
          </table:table-cell>
          <table:table-cell office:value-type="float" office:value="0.996182756454">
            <text:p>0.9961827565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26.6">
            <text:p>126.6</text:p>
          </table:table-cell>
          <table:table-cell office:value-type="float" office:value="0.991575193295">
            <text:p>0.9915751933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26.6">
            <text:p>126.6</text:p>
          </table:table-cell>
          <table:table-cell office:value-type="float" office:value="0.99703839604">
            <text:p>0.997038396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26.1">
            <text:p>126.1</text:p>
          </table:table-cell>
          <table:table-cell office:value-type="float" office:value="0.995632471232">
            <text:p>0.9956324712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26.8">
            <text:p>126.8</text:p>
          </table:table-cell>
          <table:table-cell office:value-type="float" office:value="0.980242125973">
            <text:p>0.980242126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table:formula="of:=AVERAGE([.A42:.A51])" office:value-type="float" office:value="126.91">
            <text:p>126.91</text:p>
          </table:table-cell>
          <table:table-cell table:formula="of:=AVERAGE([.B42:.B51])" office:value-type="float" office:value="0.9897001328663">
            <text:p>0.9897001329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8621206625">
            <text:p>17.8621206625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0260179947">
            <text:p>17.0260179947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.640205805">
            <text:p>10.640205805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9.83018349456">
            <text:p>9.8301834946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010607018">
            <text:p>17.010607018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0195637829">
            <text:p>17.0195637829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.4883909629">
            <text:p>10.4883909629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8597231263">
            <text:p>17.8597231263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0140006816">
            <text:p>17.0140006816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.5482057399">
            <text:p>10.5482057399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formula="of:=AVERAGE([.A52:.A61])" office:value-type="float" office:value="180">
            <text:p>180</text:p>
          </table:table-cell>
          <table:table-cell table:formula="of:=AVERAGE([.B52:.B61])" office:value-type="float" office:value="14.529901926836">
            <text:p>14.5299019268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.89803013498">
            <text:p>4.898030135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40.9">
            <text:p>140.9</text:p>
          </table:table-cell>
          <table:table-cell office:value-type="float" office:value="0.970841124513">
            <text:p>0.9708411245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40.6">
            <text:p>140.6</text:p>
          </table:table-cell>
          <table:table-cell office:value-type="float" office:value="0.998642905439">
            <text:p>0.9986429054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41.6">
            <text:p>141.6</text:p>
          </table:table-cell>
          <table:table-cell office:value-type="float" office:value="0.961333496567">
            <text:p>0.9613334966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0.1">
            <text:p>180.1</text:p>
          </table:table-cell>
          <table:table-cell office:value-type="float" office:value="13.1296345559">
            <text:p>13.1296345559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41.6">
            <text:p>141.6</text:p>
          </table:table-cell>
          <table:table-cell office:value-type="float" office:value="0.983881308712">
            <text:p>0.9838813087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2204558254">
            <text:p>13.2204558254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.18931427828">
            <text:p>5.1893142783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2051878691">
            <text:p>13.205187869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.08405151142">
            <text:p>5.0840515114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formula="of:=AVERAGE([.A62:.A71])" office:value-type="float" office:value="164.48">
            <text:p>164.48</text:p>
          </table:table-cell>
          <table:table-cell table:formula="of:=AVERAGE([.B62:.B71])" office:value-type="float" office:value="5.8641373010311">
            <text:p>5.86413730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33.3">
            <text:p>133.3</text:p>
          </table:table-cell>
          <table:table-cell office:value-type="float" office:value="0.993143180189">
            <text:p>0.993143180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13.4">
            <text:p>113.4</text:p>
          </table:table-cell>
          <table:table-cell office:value-type="float" office:value="0.99012536134">
            <text:p>0.9901253613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26.7">
            <text:p>126.7</text:p>
          </table:table-cell>
          <table:table-cell office:value-type="float" office:value="0.987261237976">
            <text:p>0.987261238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27.3">
            <text:p>127.3</text:p>
          </table:table-cell>
          <table:table-cell office:value-type="float" office:value="0.995798269567">
            <text:p>0.9957982696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26.6">
            <text:p>126.6</text:p>
          </table:table-cell>
          <table:table-cell office:value-type="float" office:value="0.983561103801">
            <text:p>0.9835611038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98611962518">
            <text:p>0.986119625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28.8">
            <text:p>128.8</text:p>
          </table:table-cell>
          <table:table-cell office:value-type="float" office:value="0.989444885697">
            <text:p>0.9894448857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29.2">
            <text:p>129.2</text:p>
          </table:table-cell>
          <table:table-cell office:value-type="float" office:value="0.990366861578">
            <text:p>0.9903668616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27.6">
            <text:p>127.6</text:p>
          </table:table-cell>
          <table:table-cell office:value-type="float" office:value="0.994903706457">
            <text:p>0.9949037065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27.5">
            <text:p>127.5</text:p>
          </table:table-cell>
          <table:table-cell office:value-type="float" office:value="0.980237258891">
            <text:p>0.9802372589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table:formula="of:=AVERAGE([.A72:.A81])" office:value-type="float" office:value="126.74">
            <text:p>126.74</text:p>
          </table:table-cell>
          <table:table-cell table:formula="of:=AVERAGE([.B72:.B81])" office:value-type="float" office:value="0.9890961490676">
            <text:p>0.9890961491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8174910274">
            <text:p>17.8174910274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0320660439">
            <text:p>17.0320660439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0.1">
            <text:p>180.1</text:p>
          </table:table-cell>
          <table:table-cell office:value-type="float" office:value="9.96593823523">
            <text:p>9.9659382352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0.1">
            <text:p>180.1</text:p>
          </table:table-cell>
          <table:table-cell office:value-type="float" office:value="10.7483240754">
            <text:p>10.7483240754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0.1">
            <text:p>180.1</text:p>
          </table:table-cell>
          <table:table-cell office:value-type="float" office:value="17.0098884766">
            <text:p>17.0098884766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0276543213">
            <text:p>17.0276543213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0.1">
            <text:p>180.1</text:p>
          </table:table-cell>
          <table:table-cell office:value-type="float" office:value="17.8289748458">
            <text:p>17.8289748458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0114829753">
            <text:p>17.0114829753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011101804">
            <text:p>17.011101804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0177839273">
            <text:p>17.0177839273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formula="of:=AVERAGE([.A82:.A91])" office:value-type="float" office:value="180.04">
            <text:p>180.04</text:p>
          </table:table-cell>
          <table:table-cell table:formula="of:=AVERAGE([.B82:.B91])" office:value-type="float" office:value="15.847070573223">
            <text:p>15.8470705732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59164815">
            <text:p>13.59164815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.1">
            <text:p>180.1</text:p>
          </table:table-cell>
          <table:table-cell office:value-type="float" office:value="17.1917397808">
            <text:p>17.1917397808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.81852709852">
            <text:p>3.8185270985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8425208096">
            <text:p>17.8425208096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4.5947746915">
            <text:p>14.5947746915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.1">
            <text:p>180.1</text:p>
          </table:table-cell>
          <table:table-cell office:value-type="float" office:value="17.2560143093">
            <text:p>17.2560143093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.1">
            <text:p>180.1</text:p>
          </table:table-cell>
          <table:table-cell office:value-type="float" office:value="13.6191251094">
            <text:p>13.6191251094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5306896524">
            <text:p>13.5306896524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.1">
            <text:p>180.1</text:p>
          </table:table-cell>
          <table:table-cell office:value-type="float" office:value="2.38415403832">
            <text:p>2.3841540383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1.458679359">
            <text:p>11.458679359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table:formula="of:=AVERAGE([.A92:.A101])" office:value-type="float" office:value="180.04">
            <text:p>180.04</text:p>
          </table:table-cell>
          <table:table-cell table:formula="of:=AVERAGE([.B92:.B101])" office:value-type="float" office:value="12.528787299884">
            <text:p>12.5287872999</text:p>
          </table:table-cell>
          <table:table-cell office:value-type="float" office:value="54">
            <text:p>5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2.5381288203">
            <text:p>12.5381288203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.1">
            <text:p>180.1</text:p>
          </table:table-cell>
          <table:table-cell office:value-type="float" office:value="11.3103061902">
            <text:p>11.3103061902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0.5775253844">
            <text:p>10.5775253844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4288178189">
            <text:p>17.4288178189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.2">
            <text:p>180.2</text:p>
          </table:table-cell>
          <table:table-cell office:value-type="float" office:value="17.4315164737">
            <text:p>17.4315164737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.1">
            <text:p>180.1</text:p>
          </table:table-cell>
          <table:table-cell office:value-type="float" office:value="13.5789629053">
            <text:p>13.5789629053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4254962679">
            <text:p>17.4254962679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.1">
            <text:p>180.1</text:p>
          </table:table-cell>
          <table:table-cell office:value-type="float" office:value="17.4350575008">
            <text:p>17.4350575008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4220340284">
            <text:p>17.4220340284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.8711868688">
            <text:p>13.8711868688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table:formula="of:=AVERAGE([.A102:.A111])" office:value-type="float" office:value="180.05">
            <text:p>180.05</text:p>
          </table:table-cell>
          <table:table-cell table:formula="of:=AVERAGE([.B102:.B111])" office:value-type="float" office:value="14.90190322587">
            <text:p>14.9019032259</text:p>
          </table:table-cell>
          <table:table-cell office:value-type="float" office:value="72">
            <text:p>7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0165449519">
            <text:p>17.0165449519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.1">
            <text:p>180.1</text:p>
          </table:table-cell>
          <table:table-cell office:value-type="float" office:value="17.0243993288">
            <text:p>17.0243993288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.1">
            <text:p>180.1</text:p>
          </table:table-cell>
          <table:table-cell office:value-type="float" office:value="17.0152561862">
            <text:p>17.0152561862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6.9089170935">
            <text:p>16.9089170935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0107598999">
            <text:p>17.0107598999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7479860449">
            <text:p>17.7479860449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7.0175237689">
            <text:p>17.0175237689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.70631723419">
            <text:p>4.7063172342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2.1127934217">
            <text:p>12.1127934217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4107169795">
            <text:p>15.4107169795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table:formula="of:=AVERAGE([.A112:.A121])" office:value-type="float" office:value="180.02">
            <text:p>180.02</text:p>
          </table:table-cell>
          <table:table-cell table:formula="of:=AVERAGE([.B112:.B121])" office:value-type="float" office:value="15.197121490949">
            <text:p>15.1971214909</text:p>
          </table:table-cell>
          <table:table-cell office:value-type="float" office:value="90">
            <text:p>90</text:p>
          </table:table-cell>
          <table:table-cell office:value-type="float" office:value="8">
            <text:p>8</text:p>
          </table:table-cell>
        </table:table-row>
      </table:table>
      <table:table table:name="Sheet2" table:style-name="ta1">
        <table:shapes>
          <draw:frame draw:z-index="0" draw:style-name="gr1" svg:width="6.0417in" svg:height="3.5429in" svg:x="0.072in" svg:y="2.4343in">
            <draw:object draw:notify-on-update-of-ranges="Sheet2.A1:Sheet2.A1 Sheet2.A2:Sheet2.A13 Sheet2.B1:Sheet2.B1 Sheet2.B2:Sheet2.B13 Sheet2.C1:Sheet2.C1 Sheet2.C2:Sheet2.C13 Sheet2.D1:Sheet2.D1 Sheet2.D2:Sheet2.D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5.9402in" svg:height="3.5429in" svg:x="0in" svg:y="11.4866in">
            <draw:object draw:notify-on-update-of-ranges="Sheet2.A42:Sheet2.A42 Sheet2.A43:Sheet2.A54 Sheet2.B42:Sheet2.B42 Sheet2.B43:Sheet2.B54 Sheet2.C42:Sheet2.C42 Sheet2.C43:Sheet2.C54 Sheet2.D42:Sheet2.D42 Sheet2.D43:Sheet2.D5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number-columns-repeated="4" table:default-cell-style-name="Default"/>
        <table:table-row table:style-name="ro1">
          <table:table-cell office:value-type="string">
            <text:p>speed</text:p>
          </table:table-cell>
          <table:table-cell office:value-type="string">
            <text:p>size</text:p>
          </table:table-cell>
          <table:table-cell office:value-type="string">
            <text:p>Avg. Time</text:p>
          </table:table-cell>
          <table:table-cell office:value-type="string">
            <text:p>Avg. Dis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180">
            <text:p>180</text:p>
          </table:table-cell>
          <table:table-cell office:value-type="float" office:value="12.694206838">
            <text:p>12.6942068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80">
            <text:p>180</text:p>
          </table:table-cell>
          <table:table-cell office:value-type="float" office:value="14.8589340023">
            <text:p>14.85893400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0.9366675791">
            <text:p>10.93666757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75.98">
            <text:p>175.98</text:p>
          </table:table-cell>
          <table:table-cell office:value-type="float" office:value="4.8422358813">
            <text:p>4.84223588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26.91">
            <text:p>126.91</text:p>
          </table:table-cell>
          <table:table-cell office:value-type="float" office:value="0.9897001329">
            <text:p>0.98970013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4.5299019268">
            <text:p>14.529901926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164.48">
            <text:p>164.48</text:p>
          </table:table-cell>
          <table:table-cell office:value-type="float" office:value="5.864137301">
            <text:p>5.8641373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126.74">
            <text:p>126.74</text:p>
          </table:table-cell>
          <table:table-cell office:value-type="float" office:value="0.9890961491">
            <text:p>0.989096149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180.04">
            <text:p>180.04</text:p>
          </table:table-cell>
          <table:table-cell office:value-type="float" office:value="15.8470705732">
            <text:p>15.847070573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office:value-type="float" office:value="180.04">
            <text:p>180.04</text:p>
          </table:table-cell>
          <table:table-cell office:value-type="float" office:value="12.5287872999">
            <text:p>12.52878729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180.05">
            <text:p>180.05</text:p>
          </table:table-cell>
          <table:table-cell office:value-type="float" office:value="14.9019032259">
            <text:p>14.901903225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float" office:value="180.02">
            <text:p>180.02</text:p>
          </table:table-cell>
          <table:table-cell office:value-type="float" office:value="15.1971214909">
            <text:p>15.1971214909</text:p>
          </table:table-cell>
        </table:table-row>
        <table:table-row table:style-name="ro1" table:number-rows-repeated="23">
          <table:table-cell table:number-columns-repeated="4"/>
        </table:table-row>
        <table:table-row table:style-name="ro3">
          <table:table-cell table:number-columns-repeated="4"/>
        </table:table-row>
        <table:table-row table:style-name="ro1">
          <table:table-cell table:number-columns-repeated="4"/>
        </table:table-row>
        <table:table-row table:style-name="ro4">
          <table:table-cell table:number-columns-repeated="4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size</text:p>
          </table:table-cell>
          <table:table-cell office:value-type="string">
            <text:p>speed</text:p>
          </table:table-cell>
          <table:table-cell office:value-type="string">
            <text:p>Avg. Time</text:p>
          </table:table-cell>
          <table:table-cell office:value-type="string">
            <text:p>Avg. Dist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12.694206838">
            <text:p>12.69420683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175.98">
            <text:p>175.98</text:p>
          </table:table-cell>
          <table:table-cell office:value-type="float" office:value="4.8422358813">
            <text:p>4.842235881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64.48">
            <text:p>164.48</text:p>
          </table:table-cell>
          <table:table-cell office:value-type="float" office:value="5.864137301">
            <text:p>5.86413730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">
            <text:p>8</text:p>
          </table:table-cell>
          <table:table-cell office:value-type="float" office:value="180.04">
            <text:p>180.04</text:p>
          </table:table-cell>
          <table:table-cell office:value-type="float" office:value="12.5287872999">
            <text:p>12.528787299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14.8589340023">
            <text:p>14.858934002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126.91">
            <text:p>126.91</text:p>
          </table:table-cell>
          <table:table-cell office:value-type="float" office:value="0.9897001329">
            <text:p>0.989700132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126.74">
            <text:p>126.74</text:p>
          </table:table-cell>
          <table:table-cell office:value-type="float" office:value="0.9890961491">
            <text:p>0.989096149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8">
            <text:p>8</text:p>
          </table:table-cell>
          <table:table-cell office:value-type="float" office:value="180.05">
            <text:p>180.05</text:p>
          </table:table-cell>
          <table:table-cell office:value-type="float" office:value="14.9019032259">
            <text:p>14.901903225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10.9366675791">
            <text:p>10.936667579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14.5299019268">
            <text:p>14.529901926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180.04">
            <text:p>180.04</text:p>
          </table:table-cell>
          <table:table-cell office:value-type="float" office:value="15.8470705732">
            <text:p>15.847070573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180.02">
            <text:p>180.02</text:p>
          </table:table-cell>
          <table:table-cell office:value-type="float" office:value="15.1971214909">
            <text:p>15.1971214909</text:p>
          </table:table-cell>
        </table:table-row>
        <table:table-row table:style-name="ro1" table:number-rows-repeated="104852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43:Sheet2.D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ed-by>James </meta:printed-by>
    <meta:print-date>2013-06-12T14:40:11</meta:print-date>
    <dc:date>2013-06-12T15:02:05</dc:date>
    <dc:creator>James </dc:creator>
    <meta:document-statistic meta:table-count="2" meta:cell-count="640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47cm" svg:height="9cm" xlink:href=".." xlink:type="simple" chart:class="chart:bar" chart:style-name="ch1">
        <chart:legend chart:legend-position="end" svg:x="12.415cm" svg:y="3.703cm" style:legend-expansion="high" chart:style-name="ch2"/>
        <chart:plot-area chart:style-name="ch3" table:cell-range-address="Sheet2.A1:Sheet2.D13" chart:data-source-has-labels="both" svg:x="0.756cm" svg:y="0.855cm" svg:width="11.047cm" svg:height="7.545cm">
          <chartooo:coordinate-region svg:x="1.563cm" svg:y="1.054cm" svg:width="10.24cm" svg:height="6.699cm"/>
          <chart:axis chart:dimension="x" chart:name="primary-x" chart:style-name="ch4" chartooo:axis-type="auto">
            <chartooo:date-scale/>
            <chart:categories table:cell-range-address="Sheet2.A2:Sheet2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13" chart:label-cell-address="Sheet2.B1:Sheet2.B1" chart:class="chart:bar">
            <chart:data-point chart:repeated="12"/>
          </chart:series>
          <chart:series chart:style-name="ch8" chart:values-cell-range-address="Sheet2.C2:Sheet2.C13" chart:label-cell-address="Sheet2.C1:Sheet2.C1" chart:class="chart:line">
            <chart:data-point chart:repeated="12"/>
          </chart:series>
          <chart:series chart:style-name="ch9" chart:values-cell-range-address="Sheet2.D2:Sheet2.D13" chart:label-cell-address="Sheet2.D1:Sheet2.D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</text:p>
                <draw:g>
                  <svg:desc>Sheet2.B1:Sheet2.B1</svg:desc>
                </draw:g>
              </table:table-cell>
              <table:table-cell office:value-type="string">
                <text:p>Avg. Time</text:p>
                <draw:g>
                  <svg:desc>Sheet2.C1:Sheet2.C1</svg:desc>
                </draw:g>
              </table:table-cell>
              <table:table-cell office:value-type="string">
                <text:p>Avg. Dist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A2:Sheet2.A13</svg:desc>
                </draw:g>
              </table:table-cell>
              <table:table-cell office:value-type="float" office:value="54">
                <text:p>54</text:p>
                <draw:g>
                  <svg:desc>Sheet2.B2:Sheet2.B13</svg:desc>
                </draw:g>
              </table:table-cell>
              <table:table-cell office:value-type="float" office:value="180">
                <text:p>180</text:p>
                <draw:g>
                  <svg:desc>Sheet2.C2:Sheet2.C13</svg:desc>
                </draw:g>
              </table:table-cell>
              <table:table-cell office:value-type="float" office:value="12.694206838">
                <text:p>12.694206838</text:p>
                <draw:g>
                  <svg:desc>Sheet2.D2:Sheet2.D1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72">
                <text:p>72</text:p>
              </table:table-cell>
              <table:table-cell office:value-type="float" office:value="180">
                <text:p>180</text:p>
              </table:table-cell>
              <table:table-cell office:value-type="float" office:value="14.8589340023">
                <text:p>14.858934002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180">
                <text:p>180</text:p>
              </table:table-cell>
              <table:table-cell office:value-type="float" office:value="10.9366675791">
                <text:p>10.936667579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175.98">
                <text:p>175.98</text:p>
              </table:table-cell>
              <table:table-cell office:value-type="float" office:value="4.8422358813">
                <text:p>4.842235881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72">
                <text:p>72</text:p>
              </table:table-cell>
              <table:table-cell office:value-type="float" office:value="126.91">
                <text:p>126.91</text:p>
              </table:table-cell>
              <table:table-cell office:value-type="float" office:value="0.9897001329">
                <text:p>0.989700132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180">
                <text:p>180</text:p>
              </table:table-cell>
              <table:table-cell office:value-type="float" office:value="14.5299019268">
                <text:p>14.529901926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164.48">
                <text:p>164.48</text:p>
              </table:table-cell>
              <table:table-cell office:value-type="float" office:value="5.864137301">
                <text:p>5.86413730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2">
                <text:p>72</text:p>
              </table:table-cell>
              <table:table-cell office:value-type="float" office:value="126.74">
                <text:p>126.74</text:p>
              </table:table-cell>
              <table:table-cell office:value-type="float" office:value="0.9890961491">
                <text:p>0.989096149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0">
                <text:p>90</text:p>
              </table:table-cell>
              <table:table-cell office:value-type="float" office:value="180.04">
                <text:p>180.04</text:p>
              </table:table-cell>
              <table:table-cell office:value-type="float" office:value="15.8470705732">
                <text:p>15.84707057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180.04">
                <text:p>180.04</text:p>
              </table:table-cell>
              <table:table-cell office:value-type="float" office:value="12.5287872999">
                <text:p>12.528787299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180.05">
                <text:p>180.05</text:p>
              </table:table-cell>
              <table:table-cell office:value-type="float" office:value="14.9019032259">
                <text:p>14.901903225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80.02">
                <text:p>180.02</text:p>
              </table:table-cell>
              <table:table-cell office:value-type="float" office:value="15.1971214909">
                <text:p>15.1971214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89cm" svg:height="9cm" xlink:href=".." xlink:type="simple" chart:class="chart:bar" chart:style-name="ch1">
        <chart:legend chart:legend-position="end" svg:x="12.157cm" svg:y="3.703cm" style:legend-expansion="high" chart:style-name="ch2"/>
        <chart:plot-area chart:style-name="ch3" table:cell-range-address="Sheet2.A42:Sheet2.D54" chart:data-source-has-labels="both" svg:x="0.751cm" svg:y="0.855cm" svg:width="10.804cm" svg:height="7.545cm">
          <chartooo:coordinate-region svg:x="1.558cm" svg:y="1.054cm" svg:width="9.997cm" svg:height="6.699cm"/>
          <chart:axis chart:dimension="x" chart:name="primary-x" chart:style-name="ch4" chartooo:axis-type="auto">
            <chartooo:date-scale/>
            <chart:categories table:cell-range-address="Sheet2.A43:Sheet2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43:Sheet2.B54" chart:label-cell-address="Sheet2.B42:Sheet2.B42" chart:class="chart:bar">
            <chart:data-point chart:repeated="12"/>
          </chart:series>
          <chart:series chart:style-name="ch8" chart:values-cell-range-address="Sheet2.C43:Sheet2.C54" chart:label-cell-address="Sheet2.C42:Sheet2.C42" chart:class="chart:line">
            <chart:data-point chart:repeated="12"/>
          </chart:series>
          <chart:series chart:style-name="ch9" chart:values-cell-range-address="Sheet2.D43:Sheet2.D54" chart:label-cell-address="Sheet2.D42:Sheet2.D4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</text:p>
                <draw:g>
                  <svg:desc>Sheet2.B42:Sheet2.B42</svg:desc>
                </draw:g>
              </table:table-cell>
              <table:table-cell office:value-type="string">
                <text:p>Avg. Time</text:p>
                <draw:g>
                  <svg:desc>Sheet2.C42:Sheet2.C42</svg:desc>
                </draw:g>
              </table:table-cell>
              <table:table-cell office:value-type="string">
                <text:p>Avg. Dist</text:p>
                <draw:g>
                  <svg:desc>Sheet2.D42:Sheet2.D42</svg:desc>
                </draw:g>
              </table:table-cell>
            </table:table-row>
          </table:table-header-rows>
          <table:table-rows>
            <table:table-row>
              <table:table-cell office:value-type="float" office:value="54">
                <text:p>50</text:p>
                <draw:g>
                  <svg:desc>Sheet2.A43:Sheet2.A54</svg:desc>
                </draw:g>
              </table:table-cell>
              <table:table-cell office:value-type="float" office:value="1">
                <text:p>1</text:p>
                <draw:g>
                  <svg:desc>Sheet2.B43:Sheet2.B54</svg:desc>
                </draw:g>
              </table:table-cell>
              <table:table-cell office:value-type="float" office:value="180">
                <text:p>180</text:p>
                <draw:g>
                  <svg:desc>Sheet2.C43:Sheet2.C54</svg:desc>
                </draw:g>
              </table:table-cell>
              <table:table-cell office:value-type="float" office:value="12.694206838">
                <text:p>12.694206838</text:p>
                <draw:g>
                  <svg:desc>Sheet2.D43:Sheet2.D54</svg:desc>
                </draw:g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175.98">
                <text:p>175.98</text:p>
              </table:table-cell>
              <table:table-cell office:value-type="float" office:value="4.8422358813">
                <text:p>4.842235881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164.48">
                <text:p>164.48</text:p>
              </table:table-cell>
              <table:table-cell office:value-type="float" office:value="5.864137301">
                <text:p>5.86413730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8">
                <text:p>8</text:p>
              </table:table-cell>
              <table:table-cell office:value-type="float" office:value="180.04">
                <text:p>180.04</text:p>
              </table:table-cell>
              <table:table-cell office:value-type="float" office:value="12.5287872999">
                <text:p>12.528787299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80">
                <text:p>180</text:p>
              </table:table-cell>
              <table:table-cell office:value-type="float" office:value="14.8589340023">
                <text:p>14.8589340023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126.91">
                <text:p>126.91</text:p>
              </table:table-cell>
              <table:table-cell office:value-type="float" office:value="0.9897001329">
                <text:p>0.989700132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126.74">
                <text:p>126.74</text:p>
              </table:table-cell>
              <table:table-cell office:value-type="float" office:value="0.9890961491">
                <text:p>0.989096149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180.05">
                <text:p>180.05</text:p>
              </table:table-cell>
              <table:table-cell office:value-type="float" office:value="14.9019032259">
                <text:p>14.901903225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180">
                <text:p>180</text:p>
              </table:table-cell>
              <table:table-cell office:value-type="float" office:value="10.9366675791">
                <text:p>10.93666757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14.5299019268">
                <text:p>14.529901926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180.04">
                <text:p>180.04</text:p>
              </table:table-cell>
              <table:table-cell office:value-type="float" office:value="15.8470705732">
                <text:p>15.84707057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  <table:table-cell office:value-type="float" office:value="180.02">
                <text:p>180.02</text:p>
              </table:table-cell>
              <table:table-cell office:value-type="float" office:value="15.1971214909">
                <text:p>15.1971214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